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B011934DAAC67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8.252cm, 4.144cm, 7.922cm, 5.3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5.772cm" svg:height="1.73cm" svg:x="-0.296cm" svg:y="0cm">
          <draw:image xlink:href="Pictures/100000000000078000000438EB011934DAAC67C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18cm" fo:page-height="1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4T15:35:19.769000000</dc:date>
    <meta:editing-duration>PT4H6M37S</meta:editing-duration>
    <meta:editing-cycles>3</meta:editing-cycles>
    <meta:generator>LibreOffice/7.1.0.3$Windows_X86_64 LibreOffice_project/f6099ecf3d29644b5008cc8f48f42f4a40986e4c</meta:generator>
    <meta:document-statistic meta:object-count="1"/>
  </office:meta>
</office:document-meta>
</file>